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officeooo:rsid="00150b26" officeooo:paragraph-rsid="00150b26"/>
    </style:style>
    <style:style style:name="P2" style:family="paragraph" style:parent-style-name="Standard">
      <style:paragraph-properties fo:line-height="200%" fo:text-align="start" style:justify-single-word="false"/>
      <style:text-properties officeooo:rsid="00150b26" officeooo:paragraph-rsid="00150b26"/>
    </style:style>
    <style:style style:name="P3" style:family="paragraph" style:parent-style-name="Standard">
      <style:paragraph-properties fo:margin-top="0.0398in" fo:margin-bottom="0.0398in" loext:contextual-spacing="false" fo:line-height="150%"/>
      <style:text-properties officeooo:rsid="0012c281" officeooo:paragraph-rsid="0012c281"/>
    </style:style>
    <style:style style:name="T1" style:family="text">
      <style:text-properties fo:background-color="#fff200" loext:char-shading-value="0"/>
    </style:style>
    <style:style style:name="T2" style:family="text">
      <style:text-properties officeooo:rsid="0015f44d"/>
    </style:style>
    <style:style style:name="T3" style:family="text">
      <style:text-properties officeooo:rsid="001645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saiah Grace</text:p>
      <text:p text:style-name="P3"><text:span text:style-name="T2">Prof. </text:span>Gray</text:p>
      <text:p text:style-name="P3">HIST 337</text:p>
      <text:p text:style-name="P3">16 February 2018</text:p>
      <text:p text:style-name="P1">Generations in Billiards at Half-Past Nine: <text:span text:style-name="T1">The family as an allegory for the German people</text:span></text:p>
      <text:p text:style-name="P2">Introduction</text:p>
      <text:p text:style-name="P2">Heinrich Faehmel <text:span text:style-name="T3">(1878)</text:span> <text:span text:style-name="T3">was born right after the unification of Germany (1871). He came from humble backgrounds, father was a peasant, didn’t speak much, hated officers (not nationalism). But the new generation of Germans (Faehmel) in a unified Germany had ambition. Moved from rural area to urban area. </text:span></text:p>
      <text:p text:style-name="P2">4. Another significant theme in this novel is generations. Three generations of architects are depicted here. To what extent is <text:span text:style-name="T1">each of these characters reflective of the time that person came of age?</text:span> How has the <text:span text:style-name="T1">near-continuous presence of war</text:span> inflected what might otherwise have been a normal family dynamic among these three?</text:p>
      <text:p text:style-name="P2"/>
      <text:p text:style-name="P2">(1) Your paper should be double-spaced and written in a 12-point font. (2) At a minimum, your paper should run 1,500 words (with most fonts, that’s around five or six pages). Please do not exceed eight pages. (3) Because you are relying upon a single author, there is no need for you to introduce footnotes or a bibliography. On those occasions when you are quoting Böll’s words directly, or referring in great detail to a specific passage, a simple page number in parentheses will do (203). If you draw upon other authors, in-text citations (Böll, 324) are adequate. (4) Be sure to use formal English. Write in complete sentences; use punctuation appropriately; and be sure to spell-check your documen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23:55:01.714436652</meta:creation-date>
    <dc:date>2018-02-17T00:47:55.561126403</dc:date>
    <meta:editing-duration>PT32M19S</meta:editing-duration>
    <meta:editing-cycles>3</meta:editing-cycles>
    <meta:generator>LibreOffice/5.4.2.2$Linux_X86_64 LibreOffice_project/40m0$Build-2</meta:generator>
    <meta:document-statistic meta:table-count="0" meta:image-count="0" meta:object-count="0" meta:page-count="1" meta:paragraph-count="9" meta:word-count="245" meta:character-count="1485" meta:non-whitespace-character-count="1248"/>
  </office:meta>
</office:document-meta>
</file>